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11.977cm"/>
    </style:style>
    <style:style style:name="co3" style:family="table-column">
      <style:table-column-properties fo:break-before="auto" style:column-width="9.973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2.661cm"/>
    </style:style>
    <style:style style:name="co6" style:family="table-column">
      <style:table-column-properties fo:break-before="auto" style:column-width="13.69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2">
          <table:table-cell table:style-name="ce2" office:value-type="string">
            <text:p>T01</text:p>
          </table:table-cell>
          <table:table-cell table:style-name="ce4" office:value-type="string">
            <text:p><text:span text:style-name="T1">eszczanie się Start rozgrywki</text:span></text:p>
          </table:table-cell>
          <table:table-cell office:value-type="string">
            <text:p>1) uruchomić grę</text:p>
          </table:table-cell>
          <table:table-cell/>
          <table:table-cell office:value-type="string">
            <text:p>gra się uruchamia</text:p>
          </table:table-cell>
          <table:table-cell office:value-type="string">
            <text:p>gra uruchomiona</text:p>
          </table:table-cell>
          <table:table-cell office:value-type="string">
            <text:p>pass</text:p>
          </table:table-cell>
        </table:table-row>
        <table:table-row table:style-name="ro1">
          <table:table-cell table:style-name="ce3" table:number-columns-repeated="2"/>
          <table:table-cell office:value-type="string">
            <text:p>2) rozpocząć rozgrywkę </text:p>
          </table:table-cell>
          <table:table-cell/>
          <table:table-cell office:value-type="string">
            <text:p>rozpoczyna się rozgrywka, widoczna plansza oraz postać</text:p>
          </table:table-cell>
          <table:table-cell office:value-type="string">
            <text:p>rozgrywka rozpoczęta, widoczna plansza oraz postać</text:p>
          </table:table-cell>
          <table:table-cell office:value-type="string">
            <text:p>pass</text:p>
          </table:table-cell>
        </table:table-row>
        <table:table-row table:style-name="ro1" table:number-rows-repeated="2">
          <table:table-cell table:style-name="ce3"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2">
          <table:table-cell office:value-type="string">
            <text:p>T02</text:p>
          </table:table-cell>
          <table:table-cell office:value-type="string">
            <text:p>Przemieszczanie się postaci po planszy w prawo</text:p>
          </table:table-cell>
          <table:table-cell office:value-type="string">
            <text:p>1) użyj kroków z testu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>
            <text:p>2) wcisnąć prawy kursor</text:p>
          </table:table-cell>
          <table:table-cell/>
          <table:table-cell office:value-type="string">
            <text:p>postać przesuwa się w prawo</text:p>
          </table:table-cell>
          <table:table-cell office:value-type="string">
            <text:p>postać przesuwa się w prawo</text:p>
          </table:table-cell>
          <table:table-cell office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>
            <text:p>3) odpuszczenie prawego kursora</text:p>
          </table:table-cell>
          <table:table-cell/>
          <table:table-cell office:value-type="string">
            <text:p>postać się zatrzymuje</text:p>
          </table:table-cell>
          <table:table-cell office:value-type="string">
            <text:p>postać zatrzymana</text:p>
          </table:table-cell>
          <table:table-cell office:value-type="string">
            <text:p>pas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2">
          <table:table-cell office:value-type="string">
            <text:p>T03</text:p>
          </table:table-cell>
          <table:table-cell office:value-type="string">
            <text:p>Przemieszczanie się postaci po planszy w lewo</text:p>
          </table:table-cell>
          <table:table-cell office:value-type="string">
            <text:p>1) użyj kroków z testu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>
            <text:p>2) wcisnąć lewy kursor</text:p>
          </table:table-cell>
          <table:table-cell/>
          <table:table-cell office:value-type="string">
            <text:p>postać przesuwa się w lewo</text:p>
          </table:table-cell>
          <table:table-cell office:value-type="string">
            <text:p>postać przesuwa się w lewo</text:p>
          </table:table-cell>
          <table:table-cell office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>
            <text:p>3) odpuszczenie prawego kursora</text:p>
          </table:table-cell>
          <table:table-cell/>
          <table:table-cell office:value-type="string">
            <text:p>postać się zatrzymuje</text:p>
          </table:table-cell>
          <table:table-cell office:value-type="string">
            <text:p>postać zatrzymana</text:p>
          </table:table-cell>
          <table:table-cell office:value-type="string">
            <text:p>pas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4">
          <table:table-cell office:value-type="string">
            <text:p>T04</text:p>
          </table:table-cell>
          <table:table-cell office:value-type="string">
            <text:p>skok postaci w gurę</text:p>
          </table:table-cell>
          <table:table-cell office:value-type="string">
            <text:p>1) użyj kroków z testu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4">
          <table:table-cell table:number-columns-repeated="2"/>
          <table:table-cell office:value-type="string">
            <text:p>2) wcisnąć kursor wskazujący w “górę” </text:p>
          </table:table-cell>
          <table:table-cell/>
          <table:table-cell office:value-type="string">
            <text:p>postać podskoczyła</text:p>
          </table:table-cell>
          <table:table-cell office:value-type="string">
            <text:p>postać podskoczyła </text:p>
          </table:table-cell>
          <table:table-cell office:value-type="string">
            <text:p>pass</text:p>
          </table:table-cell>
        </table:table-row>
        <table:table-row table:style-name="ro4">
          <table:table-cell table:number-columns-repeated="2"/>
          <table:table-cell office:value-type="string">
            <text:p>3) odpuszczenie kursora</text:p>
          </table:table-cell>
          <table:table-cell/>
          <table:table-cell office:value-type="string">
            <text:p>postać spada I zatrzymuje się w punkcie w którym rozpoczoł się skok</text:p>
          </table:table-cell>
          <table:table-cell office:value-type="string">
            <text:p>postać opadła na miejsce rozpoczęcia skoku</text:p>
          </table:table-cell>
          <table:table-cell office:value-type="string">
            <text:p>pas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4">
          <table:table-cell office:value-type="string">
            <text:p>T05</text:p>
          </table:table-cell>
          <table:table-cell office:value-type="string">
            <text:p>skok postaci w prawo</text:p>
          </table:table-cell>
          <table:table-cell office:value-type="string">
            <text:p>1) użyj kroków z testu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4">
          <table:table-cell table:number-columns-repeated="2"/>
          <table:table-cell office:value-type="string">
            <text:p>2) wcisnąć kursor wskazujący w prawo I w górę </text:p>
          </table:table-cell>
          <table:table-cell/>
          <table:table-cell office:value-type="string">
            <text:p>postać skoczyła w prawo</text:p>
          </table:table-cell>
          <table:table-cell office:value-type="string">
            <text:p>postać skoczyła w prawo</text:p>
          </table:table-cell>
          <table:table-cell office:value-type="string">
            <text:p>pass</text:p>
          </table:table-cell>
        </table:table-row>
        <table:table-row table:style-name="ro4">
          <table:table-cell table:number-columns-repeated="2"/>
          <table:table-cell office:value-type="string">
            <text:p>3) odpuszczenie kursora</text:p>
          </table:table-cell>
          <table:table-cell/>
          <table:table-cell office:value-type="string">
            <text:p>postać opadła I zatrzymała się zadaną odległoś w prawo</text:p>
          </table:table-cell>
          <table:table-cell office:value-type="string">
            <text:p>postać opadła I zatrzymała się zadaną odległoś w prawo</text:p>
          </table:table-cell>
          <table:table-cell office:value-type="string">
            <text:p>pas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4">
          <table:table-cell office:value-type="string">
            <text:p>T06</text:p>
          </table:table-cell>
          <table:table-cell office:value-type="string">
            <text:p>skok postaci w lewo</text:p>
          </table:table-cell>
          <table:table-cell office:value-type="string">
            <text:p>1) użyj kroków z testu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4">
          <table:table-cell table:number-columns-repeated="2"/>
          <table:table-cell office:value-type="string">
            <text:p>2) wcisnąć kursor wskazujący w lewo I w górę </text:p>
          </table:table-cell>
          <table:table-cell/>
          <table:table-cell office:value-type="string">
            <text:p>postać skoczyłą w lewo</text:p>
          </table:table-cell>
          <table:table-cell office:value-type="string">
            <text:p>postać skoczyła w lewo</text:p>
          </table:table-cell>
          <table:table-cell office:value-type="string">
            <text:p>pass</text:p>
          </table:table-cell>
        </table:table-row>
        <table:table-row table:style-name="ro4">
          <table:table-cell table:number-columns-repeated="2"/>
          <table:table-cell office:value-type="string">
            <text:p>3) odpuszczenie kursora</text:p>
          </table:table-cell>
          <table:table-cell/>
          <table:table-cell office:value-type="string">
            <text:p>postać opadła I zatrzymała się w zadanej odległosic w lewo</text:p>
          </table:table-cell>
          <table:table-cell office:value-type="string">
            <text:p>postać opadła I zatrzymała się zadaną odległoś w prawo</text:p>
          </table:table-cell>
          <table:table-cell office:value-type="string">
            <text:p>pas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4">
          <table:table-cell office:value-type="string">
            <text:p>T07</text:p>
          </table:table-cell>
          <table:table-cell office:value-type="string">
            <text:p>postać zbiera monety</text:p>
          </table:table-cell>
          <table:table-cell office:value-type="string">
            <text:p>1) użyj kroków z testu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5">
          <table:table-cell table:number-columns-repeated="2"/>
          <table:table-cell office:value-type="string">
            <text:p>2) przesuwając postać dotknąć monety</text:p>
          </table:table-cell>
          <table:table-cell/>
          <table:table-cell office:value-type="string">
            <text:p>moneta znika </text:p>
          </table:table-cell>
          <table:table-cell office:value-type="string">
            <text:p>moneta znika</text:p>
          </table:table-cell>
          <table:table-cell office:value-type="string">
            <text:p>pass</text:p>
          </table:table-cell>
        </table:table-row>
        <table:table-row table:style-name="ro3">
          <table:table-cell table:number-columns-repeated="6"/>
          <table:table-cell office:value-type="string">
            <text:p>pas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5">
          <table:table-cell office:value-type="string">
            <text:p>T08</text:p>
          </table:table-cell>
          <table:table-cell office:value-type="string">
            <text:p>po zebraniu monety liczba punktór zwiększa się o zadaną liczbę</text:p>
          </table:table-cell>
          <table:table-cell office:value-type="string">
            <text:p>1) użyć kroków z T7</text:p>
          </table:table-cell>
          <table:table-cell/>
          <table:table-cell office:value-type="string">
            <text:p>oczekiwania jak w teście T7</text:p>
          </table:table-cell>
          <table:table-cell/>
          <table:table-cell office:value-type="string">
            <text:p>pass</text:p>
          </table:table-cell>
        </table:table-row>
        <table:table-row table:style-name="ro5">
          <table:table-cell table:number-columns-repeated="2"/>
          <table:table-cell office:value-type="string">
            <text:p>2)sprawdzić czy liczba punków została zwiększona I jeden</text:p>
          </table:table-cell>
          <table:table-cell/>
          <table:table-cell office:value-type="string">
            <text:p>liczba punktów zwiekszona o jeden</text:p>
          </table:table-cell>
          <table:table-cell office:value-type="string">
            <text:p>liczba punktów zwiększyła się o jeden</text:p>
          </table:table-cell>
          <table:table-cell office:value-type="string">
            <text:p>pass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5">
          <table:table-cell office:value-type="string">
            <text:p>T09</text:p>
          </table:table-cell>
          <table:table-cell office:value-type="string">
            <text:p>Postać ginie po zatopieniu w wodzie</text:p>
          </table:table-cell>
          <table:table-cell office:value-type="string">
            <text:p>1) użyć kroków z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5">
          <table:table-cell table:number-columns-repeated="2"/>
          <table:table-cell office:value-type="string">
            <text:p>2)przesunąć postać kursorem do pola wody</text:p>
          </table:table-cell>
          <table:table-cell/>
          <table:table-cell office:value-type="string">
            <text:p>postać znika w wodzie I ginie, poziom jest restartowany</text:p>
          </table:table-cell>
          <table:table-cell office:value-type="string">
            <text:p>postać po zniknięcu w wodzie ginie, restetowany jest poziom</text:p>
          </table:table-cell>
          <table:table-cell office:value-type="string">
            <text:p>pas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5">
          <table:table-cell office:value-type="string">
            <text:p>T10</text:p>
          </table:table-cell>
          <table:table-cell office:value-type="string">
            <text:p>Plansza zostaje ukończona po uzyskaniu oczekiwanej liczbie punktów</text:p>
          </table:table-cell>
          <table:table-cell office:value-type="string">
            <text:p>1) użyć kroków z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5">
          <table:table-cell table:number-columns-repeated="2"/>
          <table:table-cell office:value-type="string">
            <text:p>2) używając kursorów zebrać 2-e monety</text:p>
          </table:table-cell>
          <table:table-cell/>
          <table:table-cell office:value-type="string">
            <text:p>Zebrano 2 monety, liczba punków zwiekszyła się o 2, pojawia się informacja o przejściu lewelu,</text:p>
          </table:table-cell>
          <table:table-cell office:value-type="string">
            <text:p>Zebrano 2 monety, liczba punków zwiększona o 2, informacja o przejściu poziomu</text:p>
          </table:table-cell>
          <table:table-cell office:value-type="string">
            <text:p>pass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</table:table-row>
        <table:table-row table:style-name="ro5">
          <table:table-cell office:value-type="string">
            <text:p>T11</text:p>
          </table:table-cell>
          <table:table-cell office:value-type="string">
            <text:p>Plansza ukonczona po dojściu do strefy końcowej</text:p>
          </table:table-cell>
          <table:table-cell office:value-type="string">
            <text:p>1) użyć kroków z T1</text:p>
          </table:table-cell>
          <table:table-cell/>
          <table:table-cell office:value-type="string">
            <text:p>oczekiwania jak w teście T1</text:p>
          </table:table-cell>
          <table:table-cell/>
          <table:table-cell office:value-type="string">
            <text:p>pass</text:p>
          </table:table-cell>
        </table:table-row>
        <table:table-row table:style-name="ro5">
          <table:table-cell table:number-columns-repeated="2"/>
          <table:table-cell office:value-type="string">
            <text:p>2) używając kursorów dojśc do strefy końcowej</text:p>
          </table:table-cell>
          <table:table-cell/>
          <table:table-cell office:value-type="string">
            <text:p>po obszaru oznaczonego jek strefa końcowa, lewel powinien się <text:s/>zakończyć I pojawić się informacja, zakończeniu się <text:s/>poziomu</text:p>
          </table:table-cell>
          <table:table-cell office:value-type="string">
            <text:p>po dojściu do strefy zakóńczenia, pojawia sie informacja o ukończeniu poziomu.</text:p>
          </table:table-cell>
          <table:table-cell office:value-type="string">
            <text:p>pass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27.01.2019</text:date>, <text:time>09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iamin Czaplicki</meta:initial-creator>
    <meta:creation-date>2019-01-27T08:33:41.46</meta:creation-date>
    <dc:date>2019-01-27T09:51:03.15</dc:date>
    <dc:creator>Beniamin Czaplicki</dc:creator>
    <meta:editing-duration>PT46M5S</meta:editing-duration>
    <meta:editing-cycles>14</meta:editing-cycles>
    <meta:generator>OpenOffice/4.1.3$Win32 OpenOffice.org_project/413m1$Build-9783</meta:generator>
    <meta:document-statistic meta:table-count="3" meta:cell-count="198" meta:object-count="0"/>
  </office:meta>
</office:document-meta>
</file>